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b51d" officeooo:paragraph-rsid="001cb51d"/>
    </style:style>
    <style:style style:name="P2" style:family="paragraph" style:parent-style-name="Standard">
      <style:text-properties officeooo:rsid="001d5158" officeooo:paragraph-rsid="001d5158"/>
    </style:style>
    <style:style style:name="P3" style:family="paragraph" style:parent-style-name="Standard">
      <style:text-properties officeooo:rsid="001da3f7" officeooo:paragraph-rsid="001da3f7"/>
    </style:style>
    <style:style style:name="T1" style:family="text">
      <style:text-properties officeooo:rsid="001ccf09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 to the working directory and run</text:p>
      <text:p text:style-name="P1">singh@singh-HP:~/nb-ws/bjmanch9/ssl/dev/26-Aug-24$ openssl genrsa -aes128 -out dev.bjmanch.org.key 2048</text:p>
      <text:p text:style-name="P1"/>
      <text:p text:style-name="P1">Enter PEM pass phrase: IL@ve2nu69</text:p>
      <text:p text:style-name="P1">Verifying - Enter PEM pass phrase:</text:p>
      <text:p text:style-name="P1">singh@singh-HP:~/nb-ws/bjmanch9/ssl/dev/26-Aug-24$ ls -la</text:p>
      <text:p text:style-name="P1">total 24</text:p>
      <text:p text:style-name="P1">drwxrwxr-x 2 singh singh 4096 Aug 26 22:48 .</text:p>
      <text:p text:style-name="P1">drwxrwxr-x 3 singh singh 4096 Aug 26 22:43 ..</text:p>
      <text:p text:style-name="P1">-rw------- 1 singh singh 1874 Aug 26 22:49 dev.bjmanch.org.key</text:p>
      <text:p text:style-name="P1">-rw-rw-r-- 1 singh singh <text:s text:c="2"/>74 Aug 26 22:44 .~lock.README.odt#</text:p>
      <text:p text:style-name="P1">-rw-rw-r-- 1 singh singh 8122 Aug 26 22:44 README.odt</text:p>
      <text:p text:style-name="P1"/>
      <text:p text:style-name="P1">A private key isn’t just a blob of random data, even though that’s what it looks like at a glance.</text:p>
      <text:p text:style-name="P1">You can see a key’s structure using the following rsa command:</text:p>
      <text:p text:style-name="P1"/>
      <text:p text:style-name="P1">singh@singh-HP:~/nb-ws/bjmanch9/ssl/dev/26-Aug-24$ openssl rsa -text -in dev.bjmanch.org.key</text:p>
      <text:p text:style-name="P1">Enter pass phrase for dev.bjmanch.org.key:</text:p>
      <text:p text:style-name="P1">Private-Key: (2048 bit, 2 primes)</text:p>
      <text:p text:style-name="P1">modulus:</text:p>
      <text:p text:style-name="P1"><text:s text:c="4"/>00:b0:11:93:85:ff:88:5c:08:0f:3a:36:40:64:45:</text:p>
      <text:p text:style-name="P1">…</text:p>
      <text:p text:style-name="P1">…</text:p>
      <text:p text:style-name="P1">…</text:p>
      <text:p text:style-name="P1">writing RSA key</text:p>
      <text:p text:style-name="P1">-----BEGIN PRIVATE KEY-----</text:p>
      <text:p text:style-name="P1">MIIEvgIBADANBgkqhkiG9w0BAQEFAASCBKgwggSkAgEAAoIBAQCwEZOF/4hcCA86</text:p>
      <text:p text:style-name="P1">NkBkRfCNL5b6y3uA3bCfRDddlk6Oc0zFyWlFla9EsjbZgaXGqomTa0/tZRLmqJYJ</text:p>
      <text:p text:style-name="P1">LwdWFzrDG9xx6Xgwq+2VXsnntGnPwIAEouqvHR7+QRxHefal7SdM9/KExU6w3e5J</text:p>
      <text:p text:style-name="P1">qVdKep/A1Ti6aPjMTSQxCnioUfbUn+vc3AmzpVgmEiaBwwHfPAxS2ENp3o6x0quJ</text:p>
      <text:p text:style-name="P1">DlVvmnWaWwNdDJrrmGYD+j23u9MKUSXJ4j1rNYtLJ1J6jvj8+9LsOGhPIVBkIyW9</text:p>
      <text:p text:style-name="P1">bwNLhDn4pPZkn6PzyqKd/nHXZVRN+ctWQYCzfZcH/Qepy/FVruKJRlzb7Sq/+CSY</text:p>
      <text:p text:style-name="P1">&lt;<text:span text:style-name="T1">many lines here deleted</text:span>&gt;</text:p>
      <text:p text:style-name="P1">/z4ngEuFRhHI8KAWoFEfSBu1MojcqbZn1RwhSXNeLd+G2JK/L740Kfjphl7zEFh4</text:p>
      <text:p text:style-name="P1">kV6X5P26MCC3BnBzMYizP7u2X2wJgbGIn4J76scpQQKBgCuJ5Nvgfzfp2xqo6Zp/</text:p>
      <text:p text:style-name="P1">LDAMVW1APNO80LC9zBr+8R+A66L+KIP+jC2KlLzPFe+pUnkmbfhZaVpaTiDQa8O/</text:p>
      <text:p text:style-name="P1">P6d5oo+m9g/SnNluxbeDDeS2h17Wlj63KaZEOpr6tf4bPJNxaFJVTC5RHEb/7K/s</text:p>
      <text:p text:style-name="P1">bVmNimoQJtVz5ZyW/FcKyvUL</text:p>
      <text:p text:style-name="P1">-----END PRIVATE KEY-----</text:p>
      <text:p text:style-name="P1"/>
      <text:p text:style-name="P2">If you need to have just the public part of a key separately, you can do that with the following</text:p>
      <text:p text:style-name="P2">rsa command:</text:p>
      <text:p text:style-name="P2"/>
      <text:p text:style-name="P2">singh@singh-HP:~/nb-ws/bjmanch9/ssl/dev/26-Aug-24$ openssl rsa -in dev.bjmanch.org.key -pubout -out dev.bjmanch.org-public.key</text:p>
      <text:p text:style-name="P2">Enter pass phrase for dev.bjmanch.org.key:</text:p>
      <text:p text:style-name="P2">writing RSA key</text:p>
      <text:p text:style-name="P2">singh@singh-HP:~/nb-ws/bjmanch9/ssl/dev/26-Aug-24$ ls -la</text:p>
      <text:p text:style-name="P2">total 60</text:p>
      <text:p text:style-name="P2">drwxrwxr-x 2 singh singh <text:s/>4096 Aug 26 22:58 .</text:p>
      <text:p text:style-name="P2">drwxrwxr-x 3 singh singh <text:s/>4096 Aug 26 22:43 ..</text:p>
      <text:p text:style-name="P2"><text:soft-page-break/>-rw------- 1 singh singh <text:s/>1874 Aug 26 22:49 dev.bjmanch.org.key</text:p>
      <text:p text:style-name="P2">-rw-rw-r-- 1 singh singh <text:s text:c="2"/>451 Aug 26 22:58 dev.bjmanch.org-public.key</text:p>
      <text:p text:style-name="P2"/>
      <text:p text:style-name="P2"/>
      <text:p text:style-name="P2">singh@singh-HP:~/nb-ws/bjmanch9/ssl/dev/26-Aug-24$ cat dev.bjmanch.org-public.key</text:p>
      <text:p text:style-name="P2">-----BEGIN PUBLIC KEY-----</text:p>
      <text:p text:style-name="P2">MIIBIjANBgkqhkiG9w0BAQEFAAOCAQ8AMIIBCgKCAQEAsBGThf+IXAgPOjZAZEXw</text:p>
      <text:p text:style-name="P2">jS+W+st7gN2wn0Q3XZZOjnNMxclpRZWvRLI22YGlxqqJk2tP7WUS5qiWCS8HVhc6</text:p>
      <text:p text:style-name="P2">wxvccel4MKvtlV7J57Rpz8CABKLqrx0e/kEcR3n2pe0nTPfyhMVOsN3uSalXSnqf</text:p>
      <text:p text:style-name="P2">wNU4umj4zE0kMQp4qFH21J/r3NwJs6VYJhImgcMB3zwMUthDad6OsdKriQ5Vb5p1</text:p>
      <text:p text:style-name="P2">mlsDXQya65hmA/o9t7vTClElyeI9azWLSydSeo74/PvS7DhoTyFQZCMlvW8DS4Q5</text:p>
      <text:p text:style-name="P2">+KT2ZJ+j88qinf5x12VUTfnLVkGAs32XB/0HqcvxVa7iiUZc2+0qv/gkmBhf2fjQ</text:p>
      <text:p text:style-name="P2">vwIDAQAB</text:p>
      <text:p text:style-name="P2">-----END PUBLIC KEY-----</text:p>
      <text:p text:style-name="P2"/>
      <text:p text:style-name="P2">Once you have a private key, you can proceed to create a Certiﬁcate Signing Request (CSR).</text:p>
      <text:p text:style-name="P2"/>
      <text:p text:style-name="P2">singh@singh-HP:~/nb-ws/bjmanch9/ssl/dev/26-Aug-24$ openssl req -new -key dev.bjmanch.org.key -out dev.bjmanch.org.csr</text:p>
      <text:p text:style-name="P2">Enter pass phrase for dev.bjmanch.org.key:</text:p>
      <text:p text:style-name="P2">You are about to be asked to enter information that will be incorporated</text:p>
      <text:p text:style-name="P2">into your certificate request.</text:p>
      <text:p text:style-name="P2">What you are about to enter is what is called a Distinguished Name or a DN.</text:p>
      <text:p text:style-name="P2">There are quite a few fields but you can leave some blank</text:p>
      <text:p text:style-name="P2">For some fields there will be a default value,</text:p>
      <text:p text:style-name="P2">If you enter '.', the field will be left blank.</text:p>
      <text:p text:style-name="P2">-----</text:p>
      <text:p text:style-name="P2">Country Name (2 letter code) [AU]:GB</text:p>
      <text:p text:style-name="P2">State or Province Name (full name) [Some-State]:London</text:p>
      <text:p text:style-name="P2">Locality Name (eg, city) []:Stanmore</text:p>
      <text:p text:style-name="P2">Organization Name (eg, company) [Internet Widgits Pty Ltd]:BJManch <text:s text:c="2"/></text:p>
      <text:p text:style-name="P2">Organizational Unit Name (eg, section) []:IT</text:p>
      <text:p text:style-name="P2">Common Name (e.g. server FQDN or YOUR name) []:www.bjmanch.org</text:p>
      <text:p text:style-name="P2">Email Address []:admin@bjmanch.org</text:p>
      <text:p text:style-name="P2"/>
      <text:p text:style-name="P2">Please enter the following 'extra' attributes</text:p>
      <text:p text:style-name="P2">to be sent with your certificate request</text:p>
      <text:p text:style-name="P2">A challenge password []:IL@ve2nu69</text:p>
      <text:p text:style-name="P2">An optional company name []:www.bjmanch.org</text:p>
      <text:p text:style-name="P2">singh@singh-HP:~/nb-ws/bjmanch9/ssl/dev/26-Aug-24$ ls -la</text:p>
      <text:p text:style-name="P2">total 64</text:p>
      <text:p text:style-name="P2">drwxrwxr-x 2 singh singh <text:s/>4096 Aug 26 23:06 .</text:p>
      <text:p text:style-name="P2">drwxrwxr-x 3 singh singh <text:s/>4096 Aug 26 22:43 ..</text:p>
      <text:p text:style-name="P2">-rw-rw-r-- 1 singh singh <text:s/>1135 Aug 26 23:06 dev.bjmanch.org.csr</text:p>
      <text:p text:style-name="P2">-rw------- 1 singh singh <text:s/>1874 Aug 26 22:49 dev.bjmanch.org.key</text:p>
      <text:p text:style-name="P2">-rw-rw-r-- 1 singh singh <text:s text:c="2"/>451 Aug 26 22:58 dev.bjmanch.org-public.key</text:p>
      <text:p text:style-name="P2"/>
      <text:p text:style-name="P3">View the CSR</text:p>
      <text:p text:style-name="P2"/>
      <text:p text:style-name="P2">singh@singh-HP:~/nb-ws/bjmanch9/ssl/dev/26-Aug-24$ openssl req -text -in dev.bjmanch.org.csr -noout</text:p>
      <text:p text:style-name="P2">Certificate Request:</text:p>
      <text:p text:style-name="P2"><text:soft-page-break/><text:s text:c="4"/>Data:</text:p>
      <text:p text:style-name="P2"><text:s text:c="8"/>Version: 1 (0x0)</text:p>
      <text:p text:style-name="P2"><text:s text:c="8"/>Subject: C = GB, ST = London, L = Stanmore, O = BJManch, OU = IT, CN = www.bjmanch.org, emailAddress = admin@bjmanch.org</text:p>
      <text:p text:style-name="P2"><text:s text:c="8"/>Subject Public Key Info:</text:p>
      <text:p text:style-name="P2"><text:s text:c="12"/>Public Key Algorithm: rsaEncryption</text:p>
      <text:p text:style-name="P2"><text:s text:c="16"/>Public-Key: (2048 bit)</text:p>
      <text:p text:style-name="P2"><text:s text:c="16"/>Modulus:</text:p>
      <text:p text:style-name="P2"><text:s text:c="20"/>00:b0:11:93:85:ff:88:5c:08:0f:3a:36:40:64:45:</text:p>
      <text:p text:style-name="P2"/>
      <text:p text:style-name="P2">Signing Your Own Certiﬁcates</text:p>
      <text:p text:style-name="P2"/>
      <text:p text:style-name="P2">singh@singh-HP:~/nb-ws/bjmanch9/ssl/dev/26-Aug-24$ openssl x509 -req -days 365 -in dev.bjmanch.org.csr -signkey dev.bjmanch.org.key -out dev.bjmanch.org.crt</text:p>
      <text:p text:style-name="P2">Enter pass phrase for dev.bjmanch.org.key:</text:p>
      <text:p text:style-name="P2">Certificate request self-signature ok</text:p>
      <text:p text:style-name="P2">subject=C = GB, ST = London, L = Stanmore, O = BJManch, OU = IT, CN = www.bjmanch.org, emailAddress = admin@bjmanch.org</text:p>
      <text:p text:style-name="P2">singh@singh-HP:~/nb-ws/bjmanch9/ssl/dev/26-Aug-24$ ls -la</text:p>
      <text:p text:style-name="P2">total 68</text:p>
      <text:p text:style-name="P2">drwxrwxr-x 2 singh singh <text:s/>4096 Aug 26 23:44 .</text:p>
      <text:p text:style-name="P2">drwxrwxr-x 3 singh singh <text:s/>4096 Aug 26 22:43 ..</text:p>
      <text:p text:style-name="P2">-rw-rw-r-- 1 singh singh <text:s/>1318 Aug 26 23:44 d<text:span text:style-name="T2">ev.bjmanch.org.crt</text:span></text:p>
      <text:p text:style-name="P2">-rw-rw-r-- 1 singh singh <text:s/>1135 Aug 26 23:06 dev.bjmanch.org.csr</text:p>
      <text:p text:style-name="P2">-rw------- 1 singh singh <text:s/>1874 Aug 26 22:49 dev.bjmanch.org.key</text:p>
      <text:p text:style-name="P2">-rw-rw-r-- 1 singh singh <text:s text:c="2"/>451 Aug 26 22:58 dev.bjmanch.org-public.key</text:p>
      <text:p text:style-name="P2"/>
      <text:p text:style-name="P2">PKCS#12 (PFX) Conversion</text:p>
      <text:p text:style-name="P2">singh@singh-HP:~/nb-ws/bjmanch9/ssl/dev/26-Aug-24$ openssl pkcs12 -export -name "bjmanch.org Certificate" -out dev.bjmanch.org.p12 -inkey dev.bjmanch.org.key -in dev.bjmanch.org.crt</text:p>
      <text:p text:style-name="P2">Enter pass phrase for dev.bjmanch.org.key:</text:p>
      <text:p text:style-name="P2">Enter Export Password:</text:p>
      <text:p text:style-name="P2">Verifying - Enter Export Password:</text:p>
      <text:p text:style-name="P2">singh@singh-HP:~/nb-ws/bjmanch9/ssl/dev/26-Aug-24$ ls -la</text:p>
      <text:p text:style-name="P2">total 72</text:p>
      <text:p text:style-name="P2">drwxrwxr-x 2 singh singh <text:s/>4096 Aug 26 23:49 .</text:p>
      <text:p text:style-name="P2">drwxrwxr-x 3 singh singh <text:s/>4096 Aug 26 22:43 ..</text:p>
      <text:p text:style-name="P2">-rw-rw-r-- 1 singh singh <text:s/>1318 Aug 26 23:44 dev.bjmanch.org.crt</text:p>
      <text:p text:style-name="P2">-rw-rw-r-- 1 singh singh <text:s/>1135 Aug 26 23:06 dev.bjmanch.org.csr</text:p>
      <text:p text:style-name="P2">-rw------- 1 singh singh <text:s/>1874 Aug 26 22:49 dev.bjmanch.org.key</text:p>
      <text:p text:style-name="P2">-rw------- 1 singh singh <text:s/>2802 Aug 26 23:49 <text:span text:style-name="T2">dev.bjmanch.org.p12</text:span></text:p>
      <text:p text:style-name="P2">-rw-rw-r-- 1 singh singh <text:s text:c="2"/>451 Aug 26 22:58 dev.bjmanch.org-public.ke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22:43:48.165260743</meta:creation-date>
    <meta:generator>LibreOffice/7.3.7.2$Linux_X86_64 LibreOffice_project/30$Build-2</meta:generator>
    <dc:date>2024-08-26T23:49:59.036324253</dc:date>
    <meta:editing-duration>PT4M11S</meta:editing-duration>
    <meta:editing-cycles>2</meta:editing-cycles>
    <meta:document-statistic meta:table-count="0" meta:image-count="0" meta:object-count="0" meta:page-count="3" meta:paragraph-count="123" meta:word-count="713" meta:character-count="6287" meta:non-whitespace-character-count="5574"/>
  </office:meta>
</office:document-meta>
</file>